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6 Green Jewel 50K Race Report: John Garlepp and Coke helped a lot.</text:p>
      <text:p text:style-name="Standard"/>
      <text:p text:style-name="Standard">First some background info on drinking Coke during an ultra. <text:s/>In the 1960's when I was running in the New Jersey/New York area, I was friends with marathon and ultramarathon runner John Garlepp. (John's races: <text:a xlink:type="simple" xlink:href="http://more.arrs.net/runner/-644" text:style-name="Internet_20_link" text:visited-style-name="Visited_20_Internet_20_Link">http://more.arrs.net/runner/-644</text:a>.) <text:s/>John often told me about the long runs he was doing. <text:s/>I was very interested but thought I would never run an ultra. Little did I know I would start running the longer distances in 2005. <text:s/>About 5 years ago I contacted John to tell him I had finally taken the plunge. One of the interesting things he told me was in the 1960's ultra runners were drinking defizzed Coke during their long runs. <text:s/>We didn't have gels etc in those days. <text:s/>In one of my next ultras I had my bottle filled with defizzed Coke for the last part of the run. <text:s/>It energized me. <text:s/>From then on, I have fueled with Coke for the last 5 to 10 miles of ultras.</text:p>
      <text:p text:style-name="Standard"/>
      <text:p text:style-name="Standard">On Saturday March 5, <text:s/>Tim Dunn and I ran the 2016 edition of the Green Jewel 50K in Cleveland Metroparks. <text:s/>It was Tim's first ultra. <text:s/>The course is on a paved trail that goes through the beautiful park system from Rocky River to Brecksville OH. <text:s/>The race directors Joe Jurczyk, Vince Rucci, Jim Christ, Kelly Dickerson, there assistants and aid station staffs were very friendly and helpful. <text:s/>My wife Mary Jane and Tim's wife Carrie met us at the 5 aid stations. <text:s/>They were a great crew. The course elevation increases slightly and somewhat consistently for the first 23 miles, and then increases more quickly until mile 27. <text:s/>The last 3 miles are downhill. <text:s/>I originally planned to run at about 10:00/mi for the first half of the run. <text:s/>This is somewhat slower than I would have run with no elevation gain. <text:s/>Even though I was wearing tights, shorts, two shirts, knit hat, gloves and a jacket, I was cold at the beginning of the run. <text:s/>The temperature was in the 20's, and a steady breeze was in our faces. The wind chill was 19 degrees. <text:s/>Tim was wearing shorts. So to keep warm, Tim and I ran at about 9:45/mi with some miles near 9:30. <text:s/>I knew this pace was fine for Tim from his recent marathon time. <text:s/>I told Tim I was a little concerned that I would later pay for running the faster pace. <text:s/></text:p>
      <text:p text:style-name="Standard"/>
      <text:p text:style-name="Standard">We reached mile 19 averaging 9:45/mi. <text:s/>After that, the terrain and weather started to noticeably tire me. By the time we got to mile 25 I had to walk. <text:s/>I told Tim he should keep running but he didn't want to leave me. <text:s/>I told him I would be fine and mentioned that his uncovered legs might tighten if he didn't run. He decided to keep up his pace. <text:s/>Now here is where the defizzed Coke came into play. <text:s/>At the last aid station, I had picked up 20 ounces of Coke. <text:s/>I started walking and running averaging about 14:00/mi. As I went along I sipped from the bottle. <text:s text:c="2"/>After drinking about 14 ounces I reached mile 27 and felt energized because of the Coke and because I knew the last 4 miles were level and then downhill. <text:s/>I began running with no walking and felt better and better as I went. After each mile I drank about 2 more ounces. My mile splits for the last four miles were 11:22, 10:57, 10:05, and 9:36. <text:s/>Thank you John Garlepp! My final overall time was 5:29 and Tim's 5:19. <text:s/>We were very happy! </text:p>
      <text:p text:style-name="Standard"/>
      <text:p text:style-name="Standard">If you want to try defizzed Coke on a training run just prepare it by pouring the Coke back and forth between two pots until the fizz is gone. <text:s/>Try 10 ounces the first time to see if you like it. </text:p>
      <text:p text:style-name="Standard"/>
      <text:p text:style-name="Standard">Race results: <text:a xlink:type="simple" xlink:href="https://www.westernreserveracing.com/race-results/2016GJSO.htm" text:style-name="Internet_20_link" text:visited-style-name="Visited_20_Internet_20_Link">https://www.westernreserveracing.com/race-results/2016GJSO.htm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3-08T20:36:02.72</dc:date>
    <dc:creator>James Lombardi</dc:creator>
    <meta:editing-duration>PT8H36M28S</meta:editing-duration>
    <meta:editing-cycles>18</meta:editing-cycles>
    <meta:document-statistic meta:table-count="0" meta:image-count="0" meta:object-count="0" meta:page-count="1" meta:paragraph-count="6" meta:word-count="645" meta:character-count="3502"/>
  </office:meta>
</office:document-meta>
</file>